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03a" officeooo:paragraph-rsid="0006603a"/>
    </style:style>
    <style:style style:name="P2" style:family="paragraph" style:parent-style-name="Standard">
      <style:text-properties officeooo:rsid="0006a1c4" officeooo:paragraph-rsid="0006a1c4"/>
    </style:style>
    <style:style style:name="P3" style:family="paragraph" style:parent-style-name="Standard">
      <style:text-properties officeooo:rsid="00080a8b" officeooo:paragraph-rsid="00080a8b"/>
    </style:style>
    <style:style style:name="P4" style:family="paragraph" style:parent-style-name="Standard">
      <style:text-properties officeooo:rsid="000851d7" officeooo:paragraph-rsid="000851d7"/>
    </style:style>
    <style:style style:name="P5" style:family="paragraph" style:parent-style-name="Standard">
      <style:text-properties officeooo:rsid="0008ce01" officeooo:paragraph-rsid="0008ce01"/>
    </style:style>
    <style:style style:name="P6" style:family="paragraph" style:parent-style-name="Standard">
      <style:text-properties officeooo:rsid="000a8a70" officeooo:paragraph-rsid="000a8a70"/>
    </style:style>
    <style:style style:name="P7" style:family="paragraph" style:parent-style-name="Standard">
      <style:text-properties officeooo:rsid="000b9ce5" officeooo:paragraph-rsid="000b9ce5"/>
    </style:style>
    <style:style style:name="P8" style:family="paragraph" style:parent-style-name="Standard">
      <style:text-properties officeooo:rsid="000f2409" officeooo:paragraph-rsid="000f2409"/>
    </style:style>
    <style:style style:name="P9" style:family="paragraph" style:parent-style-name="Standard">
      <style:text-properties officeooo:rsid="000f2409" officeooo:paragraph-rsid="000f2409"/>
    </style:style>
    <style:style style:name="P10" style:family="paragraph" style:parent-style-name="Standard">
      <style:text-properties officeooo:rsid="000f2409" officeooo:paragraph-rsid="001a8f8e"/>
    </style:style>
    <style:style style:name="P11" style:family="paragraph" style:parent-style-name="Standard">
      <style:text-properties officeooo:rsid="000c2381" officeooo:paragraph-rsid="000c2381"/>
    </style:style>
    <style:style style:name="P12" style:family="paragraph" style:parent-style-name="Standard">
      <style:text-properties officeooo:rsid="0012abb0" officeooo:paragraph-rsid="0012abb0"/>
    </style:style>
    <style:style style:name="P13" style:family="paragraph" style:parent-style-name="Standard">
      <style:text-properties officeooo:rsid="00165e90" officeooo:paragraph-rsid="00165e90"/>
    </style:style>
    <style:style style:name="P14" style:family="paragraph" style:parent-style-name="Standard">
      <style:text-properties officeooo:rsid="0018394f" officeooo:paragraph-rsid="00177e43"/>
    </style:style>
    <style:style style:name="P15" style:family="paragraph" style:parent-style-name="Standard">
      <style:text-properties officeooo:rsid="001a8f8e" officeooo:paragraph-rsid="001a8f8e"/>
    </style:style>
    <style:style style:name="P16" style:family="paragraph" style:parent-style-name="Standard">
      <style:text-properties officeooo:rsid="001a8f8e" officeooo:paragraph-rsid="001adb3e"/>
    </style:style>
    <style:style style:name="P17" style:family="paragraph" style:parent-style-name="Standard">
      <style:text-properties fo:font-weight="bold" officeooo:rsid="001a8f8e" officeooo:paragraph-rsid="001a8f8e" style:font-weight-asian="bold" style:font-weight-complex="bold"/>
    </style:style>
    <style:style style:name="P18" style:family="paragraph" style:parent-style-name="Standard">
      <style:text-properties officeooo:rsid="001adb3e" officeooo:paragraph-rsid="001adb3e"/>
    </style:style>
    <style:style style:name="P19" style:family="paragraph" style:parent-style-name="Standard">
      <style:text-properties officeooo:rsid="001cbf13" officeooo:paragraph-rsid="001cbf13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e43" officeooo:paragraph-rsid="00177e4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cbf13" officeooo:paragraph-rsid="001cbf1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2abb0" officeooo:paragraph-rsid="0012abb0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f2409" officeooo:paragraph-rsid="000f2409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c2381" officeooo:paragraph-rsid="000c2381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b9ce5" officeooo:paragraph-rsid="000b9ce5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a8a70" officeooo:paragraph-rsid="000a8a70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851d7" officeooo:paragraph-rsid="000851d7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06a1c4" officeooo:paragraph-rsid="0006a1c4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6603a" officeooo:paragraph-rsid="0006603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53c1" officeooo:paragraph-rsid="001e53c1" style:font-weight-asian="bold" style:font-weight-complex="bold"/>
    </style:style>
    <style:style style:name="P31" style:family="paragraph" style:parent-style-name="Standard">
      <style:text-properties officeooo:rsid="0006603a" officeooo:paragraph-rsid="001cbf13"/>
    </style:style>
    <style:style style:name="P32" style:family="paragraph" style:parent-style-name="Standard">
      <style:text-properties fo:color="#c9211e" loext:opacity="100%" officeooo:rsid="0006603a" officeooo:paragraph-rsid="001cbf13"/>
    </style:style>
    <style:style style:name="P3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cbf13" officeooo:paragraph-rsid="001cbf13" style:font-weight-asian="bold" style:font-weight-complex="bold"/>
    </style:style>
    <style:style style:name="P34" style:family="paragraph" style:parent-style-name="Standard">
      <style:text-properties officeooo:rsid="000b9ce5" officeooo:paragraph-rsid="000b9ce5"/>
    </style:style>
    <style:style style:name="P35" style:family="paragraph" style:parent-style-name="Standard">
      <style:text-properties style:text-underline-style="none" fo:font-weight="bold" officeooo:rsid="001d542a" officeooo:paragraph-rsid="001d542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1d542a" officeooo:paragraph-rsid="001d542a" style:font-weight-asian="bold" style:font-weight-complex="bold"/>
    </style:style>
    <style:style style:name="P37" style:family="paragraph" style:parent-style-name="Standard">
      <style:text-properties style:text-underline-style="none" fo:font-weight="normal" officeooo:rsid="001cebeb" officeooo:paragraph-rsid="001cebe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cebeb" officeooo:paragraph-rsid="001d542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1d542a" officeooo:paragraph-rsid="001d542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1e53c1" officeooo:paragraph-rsid="001e53c1" style:font-weight-asian="normal" style:font-weight-complex="normal"/>
    </style:style>
    <style:style style:name="T1" style:family="text">
      <style:text-properties officeooo:rsid="0006a1c4"/>
    </style:style>
    <style:style style:name="T2" style:family="text">
      <style:text-properties officeooo:rsid="000b9ce5"/>
    </style:style>
    <style:style style:name="T3" style:family="text">
      <style:text-properties officeooo:rsid="001a8f8e"/>
    </style:style>
    <style:style style:name="T4" style:family="text">
      <style:text-properties officeooo:rsid="001adb3e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cbf13" style:font-weight-asian="bold" style:font-weight-complex="bold"/>
    </style:style>
    <style:style style:name="T7" style:family="text">
      <style:text-properties officeooo:rsid="001d5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6">Partie 1 : Les variables</text:span></text:p>
      <text:p text:style-name="P31"><text:span text:style-name="T6"/></text:p>
      <text:p text:style-name="P31"><text:span text:style-name="T5">Exercice 1,1</text:span></text:p>
      <text:p text:style-name="P1"/>
      <text:p text:style-name="P1">A = 3</text:p>
      <text:p text:style-name="P1">B = 4</text:p>
      <text:p text:style-name="P1"/>
      <text:p text:style-name="P29">Exercice 1,2</text:p>
      <text:p text:style-name="P1"/>
      <text:p text:style-name="P1">A = 2</text:p>
      <text:p text:style-name="P1">B = 3</text:p>
      <text:p text:style-name="P1">C = 1</text:p>
      <text:p text:style-name="P1"/>
      <text:p text:style-name="P29">Exercice 1,3</text:p>
      <text:p text:style-name="P1"/>
      <text:p text:style-name="P1">A = 6</text:p>
      <text:p text:style-name="P1">B = 2</text:p>
      <text:p text:style-name="P1"/>
      <text:p text:style-name="P29">Exercice 1,4</text:p>
      <text:p text:style-name="P1"/>
      <text:p text:style-name="P1">A = <text:span text:style-name="T1">13</text:span></text:p>
      <text:p text:style-name="P1">B = <text:span text:style-name="T1">13</text:span></text:p>
      <text:p text:style-name="P1">C = <text:span text:style-name="T1">13</text:span></text:p>
      <text:p text:style-name="P1"/>
      <text:p text:style-name="P28">Exercice 1,5</text:p>
      <text:p text:style-name="P2"/>
      <text:p text:style-name="P2">A = 2</text:p>
      <text:p text:style-name="P2">B = 2</text:p>
      <text:p text:style-name="P2"/>
      <text:p text:style-name="P2">Oui car B aurait était = 5 et A = 5</text:p>
      <text:p text:style-name="P2"/>
      <text:p text:style-name="P28">Exercice 1,6</text:p>
      <text:p text:style-name="P2"/>
      <text:p text:style-name="P3">A = 2</text:p>
      <text:p text:style-name="P3">B = 4</text:p>
      <text:p text:style-name="P3"/>
      <text:p text:style-name="P4">C = A <text:tab/><text:tab/>A = 4</text:p>
      <text:p text:style-name="P4">A = B<text:tab/><text:tab/>B = 2</text:p>
      <text:p text:style-name="P4">B = C</text:p>
      <text:p text:style-name="P4"/>
      <text:p text:style-name="P27">Exercice 1,7</text:p>
      <text:p text:style-name="P4"/>
      <text:p text:style-name="P5">A = 2<text:tab/><text:tab/>B = A</text:p>
      <text:p text:style-name="P5">B = 4<text:tab/><text:tab/>C = B</text:p>
      <text:p text:style-name="P5">C = 6<text:tab/><text:tab/>A = C</text:p>
      <text:p text:style-name="P5">D</text:p>
      <text:p text:style-name="P5"/>
      <text:p text:style-name="P5">D = B<text:tab/><text:tab/>A = <text:s/>6</text:p>
      <text:p text:style-name="P5">B = A<text:tab/><text:tab/>B <text:s/>= 2</text:p>
      <text:p text:style-name="P5">A = C<text:tab/><text:tab/>C = 4</text:p>
      <text:p text:style-name="P5">C = D</text:p>
      <text:p text:style-name="P5"/>
      <text:p text:style-name="P26">Exercice 1,8</text:p>
      <text:p text:style-name="P6"/>
      <text:p text:style-name="P7">A ← "423"</text:p>
      <text:p text:style-name="P7">B ← "12"</text:p>
      <text:p text:style-name="P7">C ← A + B</text:p>
      <text:p text:style-name="P7"/>
      <text:p text:style-name="P7">C = "435"</text:p>
      <text:p text:style-name="P7"/>
      <text:p text:style-name="P25">Exercice 1,9</text:p>
      <text:p text:style-name="P7"/>
      <text:p text:style-name="P7">A ← "423"</text:p>
      <text:p text:style-name="P7">B ← "12"</text:p>
      <text:p text:style-name="P7">C ← A &amp; B</text:p>
      <text:p text:style-name="P7"/>
      <text:p text:style-name="P7">C = 42312</text:p>
      <text:p text:style-name="P7"/>
      <text:p text:style-name="P33">Partie 2 : Lecture / Écriture</text:p>
      <text:p text:style-name="P24"/>
      <text:p text:style-name="P24">Exercice 2,1</text:p>
      <text:p text:style-name="P11"/>
      <text:p text:style-name="P12">231</text:p>
      <text:p text:style-name="P12">462</text:p>
      <text:p text:style-name="P8"/>
      <text:p text:style-name="P23">Exercice 2,2</text:p>
      <text:p text:style-name="P8"/>
      <text:p text:style-name="P15">Variables nb, carre </text:p>
      <text:p text:style-name="P17">Début</text:p>
      <text:p text:style-name="P10">Ecrire <text:span text:style-name="T2">"</text:span>Entrez un nombre :<text:span text:style-name="T2">"</text:span></text:p>
      <text:p text:style-name="P12">Lire <text:span text:style-name="T3">nb</text:span></text:p>
      <text:p text:style-name="P15">carrre = nb * nb</text:p>
      <text:p text:style-name="P15">Ecrire <text:span text:style-name="T2">"</text:span>Son carré est : <text:span text:style-name="T2">", </text:span>carre</text:p>
      <text:p text:style-name="P17">Fin</text:p>
      <text:p text:style-name="P8"/>
      <text:p text:style-name="P22">Exercice 2,3</text:p>
      <text:p text:style-name="P12"/>
      <text:p text:style-name="P15">Variables <text:span text:style-name="T4">prix_article nb_ article prix_HT taux_TVA prix_TTC</text:span></text:p>
      <text:p text:style-name="P17">Début</text:p>
      <text:p text:style-name="P16">Ecrire <text:span text:style-name="T2">"</text:span><text:span text:style-name="T4">Entrez le prix HT :</text:span><text:span text:style-name="T2">"</text:span></text:p>
      <text:p text:style-name="P18">Lire prix_HT</text:p>
      <text:p text:style-name="P18">Ecrire <text:span text:style-name="T2">"</text:span>Entrez le nombre d’article :<text:span text:style-name="T2">"</text:span></text:p>
      <text:p text:style-name="P18">Lire nb_article</text:p>
      <text:p text:style-name="P18">Ecrire <text:span text:style-name="T2">"</text:span>Entrez le taux de TVA :<text:span text:style-name="T2">"</text:span></text:p>
      <text:p text:style-name="P18">Lire taux_TVA</text:p>
      <text:p text:style-name="P18">prix_TTC = nb_article * prix_HT * (1 + taux_TVA)</text:p>
      <text:p text:style-name="P18">Ecrire <text:span text:style-name="T2">"</text:span>Le prix TTC est :<text:span text:style-name="T2">", </text:span>prix_TTC</text:p>
      <text:p text:style-name="P17">Fin</text:p>
      <text:p text:style-name="P13"/>
      <text:p text:style-name="P20">Exercice 2,4</text:p>
      <text:p text:style-name="P14"/>
      <text:p text:style-name="P19">string[1] <text:span text:style-name="T2">"</text:span>belle marquise<text:span text:style-name="T2">"</text:span></text:p>
      <text:p text:style-name="P19">string[2] <text:span text:style-name="T2">"</text:span>vos beaux yeux<text:span text:style-name="T2">"</text:span></text:p>
      <text:p text:style-name="P19">string[3] <text:span text:style-name="T2">"</text:span>me font<text:span text:style-name="T2">"</text:span></text:p>
      <text:p text:style-name="P19">string[4] <text:span text:style-name="T2">"</text:span>mourir d’amour<text:span text:style-name="T2">"</text:span></text:p>
      <text:p text:style-name="P19"/>
      <text:p text:style-name="P33">Partie 3 : Les tests</text:p>
      <text:p text:style-name="P21"/>
      <text:p text:style-name="P21">Exercice 3,1</text:p>
      <text:p text:style-name="P21"/>
      <text:p text:style-name="P35">Début</text:p>
      <text:p text:style-name="P37">Ecrire <text:span text:style-name="T2">"</text:span>Entez un nombre :<text:span text:style-name="T2">"</text:span></text:p>
      <text:p text:style-name="P37">Lire nb</text:p>
      <text:p text:style-name="P37">Si <text:span text:style-name="T7">nb </text:span>&gt; 0 alors</text:p>
      <text:p text:style-name="P38"><text:tab/>Ecrire <text:span text:style-name="T2">"</text:span><text:span text:style-name="T7">Le nombre est positif</text:span><text:span text:style-name="T2">"</text:span></text:p>
      <text:p text:style-name="P39">Sinon</text:p>
      <text:p text:style-name="P39"><text:tab/>Ecrire <text:span text:style-name="T2">"</text:span>Le nombre est négatif<text:span text:style-name="T2">"</text:span></text:p>
      <text:p text:style-name="P39">Finsi</text:p>
      <text:p text:style-name="P36">Fin</text:p>
      <text:p text:style-name="P36"/>
      <text:p text:style-name="P30">Exercice 3,2</text:p>
      <text:p text:style-name="P30"/>
      <text:p text:style-name="P40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4:02:48.509562963</meta:creation-date>
    <dc:date>2024-03-14T14:19:11.907730349</dc:date>
    <meta:editing-duration>PT35M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5" meta:word-count="297" meta:character-count="1171" meta:non-whitespace-character-count="945"/>
  </office:meta>
</office:document-meta>
</file>